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2.258cm"/>
    </style:style>
    <style:style style:name="Таблица1.B" style:family="table-column">
      <style:table-column-properties style:column-width="12.548cm"/>
    </style:style>
    <style:style style:name="Таблица1.C" style:family="table-column">
      <style:table-column-properties style:column-width="0.192cm"/>
    </style:style>
    <style:style style:name="Таблица1.M" style:family="table-column">
      <style:table-column-properties style:column-width="0.272cm"/>
    </style:style>
    <style:style style:name="Таблица1.A1" style:family="table-cell">
      <style:table-cell-properties style:vertical-align="middle" fo:padding="0.049cm" fo:border="none"/>
    </style:style>
    <style:style style:name="Таблица1.C3" style:family="table-cell">
      <style:table-cell-properties fo:padding="0.049cm" fo:border="none"/>
    </style:style>
    <style:style style:name="P1" style:family="paragraph" style:parent-style-name="Heading_20_2">
      <style:text-properties officeooo:rsid="0015b3fd" officeooo:paragraph-rsid="0016f3dd"/>
    </style:style>
    <style:style style:name="P2" style:family="paragraph" style:parent-style-name="Standard">
      <style:text-properties officeooo:rsid="0014847e" officeooo:paragraph-rsid="0014847e"/>
    </style:style>
    <style:style style:name="P3" style:family="paragraph" style:parent-style-name="Standard">
      <style:text-properties officeooo:rsid="0015b3fd" officeooo:paragraph-rsid="0015b3fd"/>
    </style:style>
    <style:style style:name="P4" style:family="paragraph" style:parent-style-name="Standard" style:list-style-name="L2">
      <style:text-properties officeooo:rsid="0018b8b4" officeooo:paragraph-rsid="0018b8b4"/>
    </style:style>
    <style:style style:name="P5" style:family="paragraph" style:parent-style-name="Standard">
      <style:text-properties officeooo:rsid="0018b8b4" officeooo:paragraph-rsid="0018b8b4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ext_20_body" style:list-style-name="L1"/>
    <style:style style:name="P8" style:family="paragraph" style:parent-style-name="Text_20_body">
      <style:text-properties officeooo:rsid="0015b3fd" officeooo:paragraph-rsid="0015b3fd"/>
    </style:style>
    <style:style style:name="P9" style:family="paragraph" style:parent-style-name="Text_20_body">
      <style:text-properties officeooo:rsid="0016f3dd" officeooo:paragraph-rsid="0016f3dd"/>
    </style:style>
    <style:style style:name="P10" style:family="paragraph" style:parent-style-name="Text_20_body">
      <style:text-properties style:font-name="Liberation Serif" fo:font-size="18pt" fo:font-weight="bold" officeooo:rsid="0015b3fd" officeooo:paragraph-rsid="0017bf3d" style:font-name-asian="Noto Serif CJK SC" style:font-size-asian="18pt" style:font-weight-asian="bold" style:font-name-complex="Lohit Devanagari" style:font-size-complex="18pt" style:font-weight-complex="bold"/>
    </style:style>
    <style:style style:name="P11" style:family="paragraph" style:parent-style-name="Text_20_body" style:list-style-name="L2">
      <style:text-properties officeooo:paragraph-rsid="0017bf3d"/>
    </style:style>
    <style:style style:name="P12" style:family="paragraph" style:parent-style-name="Text_20_body" style:list-style-name="L2">
      <style:text-properties officeooo:paragraph-rsid="0018b8b4"/>
    </style:style>
    <style:style style:name="P13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7bf3d"/>
    </style:style>
    <style:style style:name="T3" style:family="text">
      <style:text-properties fo:language="en" fo:country="US" officeooo:rsid="0018b8b4"/>
    </style:style>
    <style:style style:name="T4" style:family="text">
      <style:text-properties fo:color="#e8bf6a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e8bf6a" style:font-name="JetBrains Mono" fo:font-size="10pt" fo:language="en" fo:country="US" fo:font-style="normal" fo:font-weight="normal" officeooo:rsid="0018b8b4" style:font-size-asian="10pt" style:font-style-asian="normal" style:font-weight-asian="normal"/>
    </style:style>
    <style:style style:name="T6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bababa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a5c261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СТРОЧНЫЕ ЭЛЕМЕНТЫ</text:p>
      <text:p text:style-name="Standard">Строчными называются такие элементы документа, которые являются непосредственной частью строки. К строчным элементам относятся теги &lt;img&gt;, &lt;span&gt;, &lt;a&gt;, &lt;q&gt;, &lt;code&gt; и др., а также элементы, у которых свойство display установлено как inline. В основном они используются для изменения вида текста или его логического выделения. </text:p>
      <text:p text:style-name="Standard"/>
      <text:list xml:id="list1340592843" text:style-name="L1">
        <text:list-item>
          <text:p text:style-name="P13">Внутрь строчных элементов допустимо помещать текст или другие строчные элементы. Вставлять блочные элементы внутрь строчных запрещено.</text:p>
        </text:list-item>
        <text:list-item>
          <text:p text:style-name="P13">Эффект схлопывания отступов не действует.</text:p>
        </text:list-item>
        <text:list-item>
          <text:p text:style-name="P13">Свойства, связанные с размерами (width, height) не применимы.</text:p>
        </text:list-item>
        <text:list-item>
          <text:p text:style-name="P13">Ширина равна содержимому плюс значения отступов, полей и границ. </text:p>
        </text:list-item>
        <text:list-item>
          <text:p text:style-name="P13">Несколько строчных элементов идущих подряд располагаются на одной строке и переносятся на другую строку при необходимости.</text:p>
        </text:list-item>
        <text:list-item>
          <text:p text:style-name="P7">Можно выравнивать по вертикали с помощью свойства vertical-align.</text:p>
        </text:list-item>
      </text:list>
      <text:p text:style-name="P8">DISPLAY</text:p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10"/>
        <table:table-column table:style-name="Таблица1.M"/>
        <table:table-row table:style-name="TableLine94382969428896">
          <table:table-cell table:style-name="Таблица1.A1" office:value-type="string">
            <text:p text:style-name="Table_20_Contents">block</text:p>
          </table:table-cell>
          <table:table-cell table:style-name="Таблица1.A1" office:value-type="string">
            <text:p text:style-name="Table_20_Contents">Элемент показывается как блочный. Применение этого значения для встроенных элементов, например тега &lt;span&gt;, заставляет его вести подобно блокам — происходит перенос строк в начале и в конце содержимого. </text:p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</table:table-row>
        <table:table-row table:style-name="TableLine94382969428896">
          <table:table-cell table:style-name="Таблица1.A1" office:value-type="string">
            <text:p text:style-name="Table_20_Contents">inline</text:p>
          </table:table-cell>
          <table:table-cell table:style-name="Таблица1.A1" office:value-type="string">
            <text:p text:style-name="Table_20_Contents">Элемент отображается как встроенный. Использование блочных тегов, таких как &lt;div&gt; и &lt;p&gt;, автоматически создает перенос и показывает содержимое этих тегов с новой строки. Значение inline отменяет эту особенность, поэтому содержимое блочных элементов начинается с того места, где окончился предыдущий элемент.</text:p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</table:table-row>
        <table:table-row table:style-name="TableLine94382969428896">
          <table:table-cell table:style-name="Таблица1.A1" office:value-type="string">
            <text:p text:style-name="Table_20_Contents">inline-block</text:p>
          </table:table-cell>
          <table:table-cell table:style-name="Таблица1.A1" office:value-type="string">
            <text:p text:style-name="Table_20_Contents">Это значение генерирует блочный элемент, который обтекается другими элементами веб-страницы подобно встроенному элементу. Фактически такой элемент по своему действию похож на встраиваемые элементы (вроде тега &lt;img&gt;). При этом его внутренняя часть форматируется как блочный элемент, а сам элемент — как встроенный. </text:p>
          </table:table-cell>
          <table:table-cell table:style-name="Таблица1.C3" table:number-columns-spanned="11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h text:style-name="P1" text:outline-level="2">Схлопывание margin</text:h>
      <text:p text:style-name="P3"/>
      <text:p text:style-name="P8">Вертикальные margin у соседних элементов объединяются между собой, что известно под термином «схлопывающиеся margin». Само схлопывание действует на два соседних блока или родительский и дочерний блоки, при этом примыкающие отступы не суммируются, а комбинируются в один.</text:p>
      <text:p text:style-name="Text_20_body">Для margin слева и справа схлопывание никогда не применяется.</text:p>
      <text:h text:style-name="Heading_20_2" text:outline-level="2">Схлопывание margin у соседних элементов</text:h>
      <text:p text:style-name="Text_20_body">Схлопывание задумывалось в первую очередь для корректного отображения текста в абзацах. Расстояние между абзацами &lt;p&gt; без схлопывания увеличится в два раза, тогда как верхний margin у первого абзаца и нижний margin у последнего абзаца останутся неизменными. Схлопывание гарантирует, что расстояние в абзацах везде будет одинаковым.</text:p>
      <text:p text:style-name="Text_20_body"><text:soft-page-break/></text:p>
      <text:p text:style-name="P9">Правила margin</text:p>
      <text:p text:style-name="P9">1) Используем <text:span text:style-name="T1">margin</text:span> <text:span text:style-name="T1">right</text:span>, <text:s text:c="2"/><text:span text:style-name="T1">margin</text:span> <text:span text:style-name="T1">bottom</text:span></text:p>
      <text:p text:style-name="P9"><text:span text:style-name="T1">2)Элемент не может двигать сам себя. Его двигает сосед</text:span></text:p>
      <text:p text:style-name="P9"><text:span text:style-name="T1"/></text:p>
      <text:p text:style-name="P10"><text:span text:style-name="T1">Псведоклассы. </text:span></text:p>
      <text:list xml:id="list1495566152" text:style-name="L2">
        <text:list-item>
          <text:p text:style-name="P12"><text:span text:style-name="T2">Они для динамики. (При наводке в меню) </text:span></text:p>
          <text:p text:style-name="P12"><text:span text:style-name="T3">&gt;&gt;&gt; </text:span><text:span text:style-name="T5">a</text:span><text:span text:style-name="T6">:</text:span><text:span text:style-name="T4">hover</text:span><text:span text:style-name="T6">{</text:span><text:line-break/><text:span text:style-name="T6"> <text:s text:c="3"/></text:span><text:span text:style-name="T7">color</text:span><text:span text:style-name="T6">: </text:span><text:span text:style-name="T8">red</text:span><text:span text:style-name="T9">;</text:span><text:line-break/><text:span text:style-name="T6">}</text:span></text:p>
        </text:list-item>
        <text:list-item>
          <text:p text:style-name="P4"><text:span text:style-name="T1">Можем обратиться к элементу, например убрать маржин в послднем элементе списка</text:span></text:p>
        </text:list-item>
      </text:list>
      <text:p text:style-name="P5"><text:span text:style-name="T1"/></text:p>
      <text:p text:style-name="P5"><text:span text:style-name="T1"><text:tab/>&gt;&gt;&gt; </text:span></text:p>
      <text:list xml:id="list10607862142942" text:continue-numbering="true" text:style-name="L2">
        <text:list-item>
          <text:p text:style-name="P11"><text:span text:style-name="T2"/>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1T23:24:22.920927981</meta:creation-date>
    <dc:date>2022-08-02T01:06:05.894024741</dc:date>
    <meta:editing-duration>PT50M2S</meta:editing-duration>
    <meta:editing-cycles>1</meta:editing-cycles>
    <meta:document-statistic meta:table-count="1" meta:image-count="0" meta:object-count="0" meta:page-count="2" meta:paragraph-count="29" meta:word-count="368" meta:character-count="2690" meta:non-whitespace-character-count="2344"/>
    <meta:generator>LibreOffice/6.4.7.2$Linux_X86_64 LibreOffice_project/40$Build-2</meta:generator>
  </office:meta>
</office:document-meta>
</file>